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 style:list-style-name="L2">
      <style:text-properties style:font-name="DejaVu Sans Mono" fo:font-size="10.5pt" style:font-size-asian="10.5pt" style:font-size-complex="10.5pt"/>
    </style:style>
    <style:style style:name="P3" style:family="paragraph" style:parent-style-name="Standard" style:list-style-name="L3">
      <style:text-properties style:font-name="DejaVu Sans Mono" fo:font-size="10.5pt" style:font-size-asian="10.5pt" style:font-size-complex="10.5pt"/>
    </style:style>
    <style:style style:name="P4" style:family="paragraph" style:parent-style-name="Standard" style:list-style-name="L4">
      <style:text-properties style:font-name="DejaVu Sans Mono" fo:font-size="10.5pt" style:font-size-asian="10.5pt" style:font-size-complex="10.5pt"/>
    </style:style>
    <style:style style:name="P5" style:family="paragraph" style:parent-style-name="Standard" style:list-style-name="L4">
      <style:paragraph-properties>
        <style:tab-stops/>
      </style:paragraph-properties>
      <style:text-properties style:font-name="DejaVu Sans Mono" fo:font-size="10.5pt" style:font-size-asian="10.5pt" style:font-size-complex="10.5pt"/>
    </style:style>
    <style:style style:name="P6" style:family="paragraph" style:parent-style-name="Standard">
      <style:text-properties style:font-name="DejaVu Sans Mono"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DejaVu Sans Mono" fo:font-size="10pt" style:font-size-asian="10pt" style:font-size-complex="10pt"/>
    </style:style>
    <style:style style:name="P8" style:family="paragraph" style:parent-style-name="Standard" style:list-style-name="L1">
      <style:text-properties style:font-name="DejaVu Sans Mono"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DejaVu Sans Mono" fo:font-size="10pt" style:font-size-asian="10pt" style:font-size-complex="10pt"/>
    </style:style>
    <style:style style:name="P10" style:family="paragraph" style:parent-style-name="Standard" style:list-style-name="L9">
      <style:text-properties style:font-name="DejaVu Sans Mono" fo:font-size="10pt" style:font-size-asian="10pt" style:font-size-complex="10pt"/>
    </style:style>
    <style:style style:name="P11" style:family="paragraph" style:parent-style-name="Standard"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 style:list-style-name="L1"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 style:list-style-name="L5"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 style:list-style-name="L5"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 style:list-style-name="L6"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 style:list-style-name="L7"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 style:list-style-name="L8"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DejaVu Sans Mono" fo:font-size="10pt" fo:font-style="italic" style:font-size-asian="10pt" style:font-style-asian="italic" style:font-size-complex="10pt" style:font-style-complex="italic"/>
    </style:style>
    <style:style style:name="P21" style:family="paragraph" style:parent-style-name="Standard">
      <style:text-properties style:font-name="DejaVu Sans Mono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22" style:family="paragraph" style:parent-style-name="Standard" style:list-style-name="L10"/>
    <style:style style:name="P23" style:family="paragraph" style:parent-style-name="Standard" style:list-style-name="L7">
      <style:text-properties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 style:list-style-name="L4">
      <style:paragraph-properties fo:margin-left="0.7681in" fo:margin-right="0in" fo:text-indent="-0.2417in" style:auto-text-indent="false">
        <style:tab-stops/>
      </style:paragraph-properties>
      <style:text-properties style:font-name="DejaVu Sans Mono" fo:font-size="10.5pt" style:font-size-asian="10.5pt" style:font-size-complex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DejaVu Sans Mono"/>
    </style:style>
    <style:style style:name="T4" style:family="text">
      <style:text-properties style:font-name="DejaVu Sans Mono" fo:font-size="10.5pt" style:font-size-asian="10.5pt" style:font-size-complex="10.5pt"/>
    </style:style>
    <style:style style:name="T5" style:family="text">
      <style:text-properties style:font-name="DejaVu Sans Mono" fo:font-size="10.5pt" fo:font-style="italic" style:font-size-asian="10.5pt" style:font-style-asian="italic" style:font-size-complex="10.5pt" style:font-style-complex="italic"/>
    </style:style>
    <style:style style:name="T6" style:family="text">
      <style:text-properties style:font-name="DejaVu Sans Mono" fo:font-size="10.5pt" fo:font-style="normal" style:font-size-asian="10.5pt" style:font-style-asian="normal" style:font-size-complex="10.5pt" style:font-style-complex="normal"/>
    </style:style>
    <style:style style:name="T7" style:family="text">
      <style:text-properties style:font-name="DejaVu Sans Mono" fo:font-style="italic" style:font-style-asian="italic" style:font-style-complex="italic"/>
    </style:style>
    <style:style style:name="T8" style:family="text">
      <style:text-properties style:font-name="DejaVu Sans Mono" fo:font-style="normal" style:font-style-asian="normal" style:font-style-complex="normal"/>
    </style:style>
    <style:style style:name="T9" style:family="text">
      <style:text-properties style:font-name="DejaVu Sans Mono" fo:font-size="10pt" style:font-size-asian="10pt" style:font-size-complex="10pt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5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>Universidad del Valle de Guatemala</text:p>
      <text:p text:style-name="P6">Facultad de Ingeniería</text:p>
      <text:p text:style-name="P6">Departamento de Ciencias de la Computación<text:tab/><text:tab/><text:tab/><text:tab/><text:tab/>Semestre II – 2010</text:p>
      <text:p text:style-name="P6">CC3008 – Sistemas Operativos Avanzados</text:p>
      <text:p text:style-name="P6"/>
      <text:p text:style-name="P6">Carlos Eduardo López Camey</text:p>
      <text:p text:style-name="P6">Carné #08107</text:p>
      <text:p text:style-name="P6">10 de Agosto, 2010</text:p>
      <text:p text:style-name="P6"/>
      <text:p text:style-name="P12">CC3008 – Exámen 1</text:p>
      <text:p text:style-name="P7"/>
      <text:list xml:id="list350542777" text:style-name="L1">
        <text:list-item>
          <text:p text:style-name="P13">Escriba en psudocódigo la función de validación de permisos (lectura, escritura, ejecución) de un archivo en un sistema Unix. </text:p>
        </text:list-item>
      </text:list>
      <text:p text:style-name="P6"/>
      <text:p text:style-name="P6"><text:tab/><text:span text:style-name="T11">tienePermisosDeLectura(usuario:String, permisos:String, usuariodueño:String,grupoDueño:String):Boolean</text:span> = </text:p>
      <text:p text:style-name="P6"><text:tab/><text:tab/>si usuario es el dueño y permisos hace match con la expresión regular “r........” o </text:p>
      <text:p text:style-name="P6"><text:tab/><text:tab/>si usuario pertenece al grupo grupoDueño y si permisos hace match <text:tab/><text:tab/><text:tab/>con la expresión regular “...r.....” </text:p>
      <text:p text:style-name="P6"><text:tab/><text:tab/>o si permisos hace match con la expresión regular “......r..” </text:p>
      <text:p text:style-name="P6"></text:p>
      <text:p text:style-name="P20"><text:tab/>tienePermisosDeEscritura(usuario:String, permisos:String, usuariodueño:String,grupoDueño:String) </text:p>
      <text:p text:style-name="P6"><text:tab/><text:tab/>si usuario es el dueño y permisos hace match con la expresión regular “.w.......”</text:p>
      <text:p text:style-name="P6"><text:tab/><text:tab/>o si usuario pertenece al grupo grupoDueño y si permisos hace match con <text:tab/><text:tab/>la expresión regular “....w....”</text:p>
      <text:p text:style-name="P6"><text:tab/><text:tab/>o si permisos hace match con la regex “.......w.”</text:p>
      <text:p text:style-name="P6"></text:p>
      <text:p text:style-name="P6"><text:tab/>tienePermisosParaEjecutar(usuario:String, permisos:String, usuariodueño:String,grupoDueño:String) </text:p>
      <text:p text:style-name="P6"><text:tab/><text:tab/>si usuario es el dueño y permisos hace match con la expresión regular “..x......”</text:p>
      <text:p text:style-name="P6"><text:tab/><text:tab/>o si usuario pertenece al grupo grupoDueño y si permisos hace match con la expresión regulra “.....x...”</text:p>
      <text:p text:style-name="P6"><text:tab/><text:tab/>o si permisos hace match con la regex expresión regular “.........x”</text:p>
      <text:p text:style-name="P6"><text:tab/><text:tab/></text:p>
      <text:p text:style-name="P6"/>
      <text:list xml:id="list510772704" text:continue-numbering="true" text:style-name="L1">
        <text:list-item>
          <text:p text:style-name="P13">Utilizando un algoritmo de cifrado asimétrico, cómo se puede utilizar para lograr lo siguiente:</text:p>
        </text:list-item>
      </text:list>
      <text:p text:style-name="P11"/>
      <text:p text:style-name="P11"><text:tab/>a) Autenticación:<text:span text:style-name="T2"> </text:span></text:p>
      <text:p text:style-name="P11"><text:span text:style-name="T2"><text:tab/><text:tab/>Alice (emisor) encripta su mensaje con su llave privada y se lo manda a Bob, Bob tiene la llave publica de Alice, la cual usa para </text:span></text:p>
      <text:p text:style-name="P11"><text:span text:style-name="T2"><text:tab/>descencriptar el mensaje. <text:s/></text:span></text:p>
      <text:p text:style-name="P11"><text:span text:style-name="T2"><text:tab/><text:tab/></text:span></text:p>
      <text:p text:style-name="P11"><text:span text:style-name="T2"><text:tab/></text:span>b) Cifrado:<text:span text:style-name="T2"></text:span></text:p>
      <text:p text:style-name="P11"><text:span text:style-name="T2"><text:tab/><text:tab/>Alice le manda un mensaje a Bob encriptandolo con la llave publica de Bob que solo Bob podrá descrifrar con su llave privada.</text:span></text:p>
      <text:p text:style-name="P11"><text:span text:style-name="T2"></text:span></text:p>
      <text:p text:style-name="P11"><text:span text:style-name="T2"><text:tab/></text:span>c) Autenticacion y Cifrado :<text:span text:style-name="T2"></text:span></text:p>
      <text:p text:style-name="P11"><text:span text:style-name="T2"><text:tab/><text:tab/>Alice (emisor) encripta su mensaje con su llave privada y luego lo vuelve a encriptar con la llave publica de Bob (receptor) y se lo manda a Bob,</text:span></text:p>
      <text:p text:style-name="P11"><text:span text:style-name="T2"><text:tab/>Bob, sabe que Alice le mando el mensaje entonces lo descencripta primero con la llave publica de Alice y luego lo desencripta con su llave privada.</text:span></text:p>
      <text:p text:style-name="P11"><text:soft-page-break/></text:p>
      <text:list xml:id="list698568762" text:continue-numbering="true" text:style-name="L1">
        <text:list-item>
          <text:p text:style-name="P13">Suponga que un disco tiene 200 cilindros, numerados de 0 a 199. El disco acaba de efectuar una lectura en el cilindro 143, y la anterior en el cilindro 125. Las próximas lecturas en cola:</text:p>
          <text:p text:style-name="P8"/>
        </text:list-item>
      </text:list>
      <text:p text:style-name="P12">23,89,132,42,187</text:p>
      <text:p text:style-name="P12"/>
      <text:p text:style-name="P9"><text:span text:style-name="T1"><text:tab/>¿Cuál es la distancia total recorrida por el brazo del disco? Calcular utilizando cada uno de los siguientes algoritmos: </text:span></text:p>
      <text:p text:style-name="P9"><text:span text:style-name="T1"/></text:p>
      <text:p text:style-name="P9"><text:span text:style-name="T1"><text:tab/>Respuestas:</text:span></text:p>
      <text:list xml:id="list1068164929" text:style-name="L5">
        <text:list-item>
          <text:list>
            <text:list-item>
              <text:p text:style-name="P14"><text:span text:style-name="T2">FCFS: 464</text:span></text:p>
            </text:list-item>
            <text:list-item>
              <text:p text:style-name="P14"><text:span text:style-name="T2">SSTF: 284</text:span></text:p>
            </text:list-item>
            <text:list-item>
              <text:p text:style-name="P14"><text:span text:style-name="T2">SCAN: 232</text:span></text:p>
            </text:list-item>
            <text:list-item>
              <text:p text:style-name="P14"><text:span text:style-name="T2">C-SCAN: 387</text:span></text:p>
            </text:list-item>
            <text:list-item>
              <text:p text:style-name="P14"><text:span text:style-name="T2">LOOK: 208</text:span></text:p>
            </text:list-item>
            <text:list-item>
              <text:p text:style-name="P14"><text:span text:style-name="T2">C-LOOK: 363</text:span></text:p>
            </text:list-item>
          </text:list>
        </text:list-item>
      </text:list>
      <text:p text:style-name="P11"><text:tab/></text:p>
      <text:p text:style-name="P11"><text:tab/>Procedimiento (verificar en http://simplyscala.com)</text:p>
      <text:p text:style-name="P11"><text:tab/><text:span text:style-name="T12"><text:tab/></text:span><text:span text:style-name="T15">val fcfs = List(143,23,89,132,42,187)</text:span></text:p>
      <text:p text:style-name="P21"><text:tab/><text:tab/>val sstf = List(143,132,89,42,23,187)</text:p>
      <text:p text:style-name="P21"><text:tab/><text:tab/>val scan = List(143,187,199,132,89,42,23)</text:p>
      <text:p text:style-name="P21"><text:tab/><text:tab/>val c_scan = List(143,187,199,0,23,42,89,132)</text:p>
      <text:p text:style-name="P21"><text:tab/><text:tab/>val look = List(143,187,132,89,42,23)</text:p>
      <text:p text:style-name="P21"><text:tab/><text:tab/>val c_look = List(143,187,0,23,42,89,132)</text:p>
      <text:p text:style-name="P21"></text:p>
      <text:p text:style-name="P21"><text:tab/><text:tab/>def calcularDistancia(xs:List[Int]):Int = {</text:p>
      <text:p text:style-name="P21"><text:tab/><text:tab/><text:tab/>var sum = 0</text:p>
      <text:p text:style-name="P21"><text:tab/><text:tab/><text:tab/>xs.reduceLeft((a,b) =&gt; { sum += Math.abs(b-a); b })</text:p>
      <text:p text:style-name="P21"><text:tab/><text:tab/><text:tab/>sum</text:p>
      <text:p text:style-name="P21"><text:tab/><text:tab/>} </text:p>
      <text:p text:style-name="P21"></text:p>
      <text:p text:style-name="P21"><text:tab/><text:tab/>val respuestas:List[List[Int]] = List(fcfs,sstf,scan,c_scan,look,c_look)</text:p>
      <text:p text:style-name="P21"><text:tab/><text:tab/>val hacerlo:Unit = respuestas.foreach( lista =&gt; println(calcularDistancia(lista)))</text:p>
      <text:p text:style-name="P11"/>
      <text:list xml:id="list730475191" text:continue-list="list698568762" text:style-name="L1">
        <text:list-item>
          <text:p text:style-name="P13">Defina un protocolo en el que un S.O. y un disco duro. </text:p>
        </text:list-item>
      </text:list>
      <text:p text:style-name="P11"/>
      <text:p text:style-name="P11"><text:tab/>a) Parámetros de operaciones de lectura/escritura</text:p>
      <text:p text:style-name="P1"><text:tab/><text:tab/>1. La direccion de memoria en donde se mapeara el resultado de lectura del disco, o en donde el disco tiene que leer para escribir.</text:p>
      <text:p text:style-name="P1"><text:tab/><text:tab/>2. El numero de bloque en donde se hara lectura o escritura<text:tab/><text:tab/></text:p>
      <text:p text:style-name="P1"><text:tab/><text:tab/>3. Si es lectura o escritura.</text:p>
      <text:p text:style-name="P1"></text:p>
      <text:p text:style-name="P1"><text:tab/><text:span text:style-name="T1">b) Registros en el disco duro necesitados para efectuar la operación</text:span></text:p>
      <text:p text:style-name="P1"><text:tab/><text:tab/>1. Registro de completacion, tendra un 0 si no ha terminado la ultima transaccion que se le fue pedida.</text:p>
      <text:p text:style-name="P1"><text:tab/><text:tab/>2. Registro de errores, tendra varios valores dependiendo de los errores de I/O que se puedan presentar.</text:p>
      <text:p text:style-name="P1"><text:tab/><text:tab/>3. Registro del numero de bloque<text:tab/></text:p>
      <text:p text:style-name="P1"><text:tab/><text:tab/>4. Regsitro de tipo de operacion: lectura o escritura</text:p>
      <text:p text:style-name="P1"><text:tab/><text:tab/>5. Registro que guarda la direccion de memoria en donde se mapearan (leeran) los resultados/datos</text:p>
      <text:p text:style-name="P1"></text:p>
      <text:p text:style-name="P1"><text:tab/><text:span text:style-name="T1">c) Flujo de pasos</text:span></text:p>
      <text:p text:style-name="P1"/>
      <text:p text:style-name="P1"><text:tab/><text:tab/>1. Si el registro de completacion no es 0:</text:p>
      <text:p text:style-name="P1"><text:tab/><text:tab/><text:tab/>1.1 El S.O establece el registro del numero de bloque, especificando si va a leer o a escribir</text:p>
      <text:p text:style-name="P1"><text:soft-page-break/><text:tab/><text:tab/><text:tab/>1.2 El S.O. establece el registro de lectura o escritura (tipo de operacion)</text:p>
      <text:p text:style-name="P1"><text:tab/><text:tab/><text:tab/><text:tab/>1.2.1 Si se va a hacer una escritura, especificar el valor que tiene que escribir en la posicion de memoria</text:p>
      <text:p text:style-name="P1"><text:tab/><text:tab/><text:tab/>1.3 El S.O establece el registro de direccion de memoria</text:p>
      <text:p text:style-name="P1"><text:tab/><text:tab/><text:tab/>1.4 //mandar al disco a hacer la operacion (con una interrupcion) , ojo: esto es solo apra que se "vaya" a hacer la operacion</text:p>
      <text:p text:style-name="P1"><text:tab/><text:tab/><text:tab/>1.5 Ver si hay errores con el registro de errores</text:p>
      <text:p text:style-name="P1"><text:tab/><text:tab/><text:tab/>1.6 Leer la direccion de memoria, para verificar el resulatdo (en caso de ser lectura)</text:p>
      <text:p text:style-name="P1"><text:tab/><text:tab/>si no, ir al paso 1. //busy waiting/polling</text:p>
      <text:p text:style-name="P1"></text:p>
      <text:list xml:id="list959084647" text:continue-numbering="true" text:style-name="L1">
        <text:list-item>
          <text:p text:style-name="P13">¿Cuál es el máximo valor de la latencia debido a una rotación de un disco de 7200rpm?</text:p>
        </text:list-item>
      </text:list>
      <text:p text:style-name="P11"><text:tab/><text:tab/><text:span text:style-name="T2">Maximo se tardaria lo que se tarda en dar una vuelta completa, si da 7200 vueltas cada 60 segundos entonces 1 vuelta la daria en 8.3 milisegundos </text:span></text:p>
      <text:p text:style-name="P24"><text:span text:style-name="T3"><text:tab/></text:span></text:p>
      <text:list xml:id="list1344523567" text:style-name="L8">
        <text:list-header>
          <text:p text:style-name="P19"/>
        </text:list-header>
      </text:list>
      <text:list xml:id="list438548171" text:continue-list="list959084647" text:style-name="L1">
        <text:list-item>
          <text:p text:style-name="P13">Describa dos principios de seguridad vistos en clase y explique su importancia. Incluya ejemplos concretos del uso de estos principios.</text:p>
        </text:list-item>
      </text:list>
      <text:p text:style-name="P6"/>
      <text:list xml:id="list111979643" text:style-name="L9">
        <text:list-item>
          <text:list>
            <text:list-item>
              <text:list>
                <text:list-item>
                  <text:p text:style-name="P10"><text:span text:style-name="T1">Principio de menos privilegios: </text:span><text:span text:style-name="T2">Operar con los menos privilegios que se pueda, si un usuario e.g. root que tiene "bastantes" permisos.</text:span>.</text:p>
                </text:list-item>
              </text:list>
            </text:list-item>
          </text:list>
        </text:list-item>
      </text:list>
      <text:p text:style-name="P6"><text:tab/></text:p>
      <text:p text:style-name="P6"><text:tab/><text:tab/>Ejemplo: Si una aplicacion usa una base de datos b1 en un sistema de base de datos donde estan (otras) bases de datos, digamos b1,b2...bn y</text:p>
      <text:p text:style-name="P6"><text:tab/>el usuario para hacer operaciones tiene permisos sobre todas ellas (b1..bn), entonces si la aplicacion que opera sobre b1, tiene la contrasena</text:p>
      <text:p text:style-name="P6"><text:tab/>visible o algo por el estilo, hay peligro de que si alguien se apodera de esa cuenta de base de datos, pueda ejecutar cosas sobre TODAS las demas.</text:p>
      <text:p text:style-name="P6"/>
      <text:list xml:id="list1189838131" text:continue-numbering="true" text:style-name="L9">
        <text:list-item>
          <text:list>
            <text:list-item>
              <text:list>
                <text:list-item>
                  <text:p text:style-name="P10"><text:span text:style-name="T1">Detección de intrusos:</text:span> Mantener logs por si alguien intenta filtrarse en el sistema.</text:p>
                </text:list-item>
              </text:list>
            </text:list-item>
          </text:list>
        </text:list-item>
      </text:list>
      <text:p text:style-name="P6"><text:tab/></text:p>
      <text:p text:style-name="P6"><text:tab/><text:tab/>Ejemplo: <text:span text:style-name="T13">En linux, /var/log/auth.log guarda los intentos que se hicieron para hacer login. Aqui podriamos reforzar seguridad por ejemplo, si algún </text:span><text:span text:style-name="T11">password</text:span><text:span text:style-name="T13"> de un usuario es muy fácil o similar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los Lopez</meta:initial-creator>
    <meta:creation-date>2010-08-07T23:31:29</meta:creation-date>
    <dc:date>2010-08-12T08:03:40</dc:date>
    <dc:creator>Carlos Lopez</dc:creator>
    <meta:editing-duration>PT21H05M38S</meta:editing-duration>
    <meta:editing-cycles>39</meta:editing-cycles>
    <meta:generator>OpenOffice.org/3.2$Linux OpenOffice.org_project/320m12$Build-9483</meta:generator>
    <meta:document-statistic meta:table-count="0" meta:image-count="0" meta:object-count="0" meta:page-count="3" meta:paragraph-count="98" meta:word-count="939" meta:character-count="5963"/>
    <meta:user-defined meta:name="Info 1"/>
    <meta:user-defined meta:name="Info 2"/>
    <meta:user-defined meta:name="Info 3"/>
    <meta:user-defined meta:name="Info 4"/>
    <meta:user-defined meta:name="Mendeley Document_1">True</meta:user-defined>
  </office:meta>
</office:document-meta>
</file>